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a1467e" fo:border="0.74pt solid #000000"/>
      <style:text-properties fo:color="#111111"/>
    </style:style>
    <style:style style:name="ce2" style:family="table-cell" style:parent-style-name="Default">
      <style:table-cell-properties fo:background-color="#a1467e"/>
      <style:text-properties fo:color="#111111"/>
    </style:style>
    <style:style style:name="ce3" style:family="table-cell" style:parent-style-name="Default" style:data-style-name="N36">
      <style:table-cell-properties fo:background-color="#a1467e" fo:border="0.74pt solid #000000"/>
      <style:text-properties fo:color="#111111"/>
    </style:style>
    <style:style style:name="ce4" style:family="table-cell" style:parent-style-name="Default">
      <style:table-cell-properties fo:background-color="#ff972f" fo:border="0.74pt solid #000000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ür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durum</text:p>
          </table:table-cell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urum_id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kul servis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li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ıda alışveriş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ider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terja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ir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gelir gider tablosu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tür</text:p>
          </table:table-cell>
          <table:table-cell table:style-name="ce1" office:value-type="string" calcext:value-type="string">
            <text:p>açıklama</text:p>
          </table:table-cell>
          <table:table-cell table:style-name="ce1" office:value-type="string" calcext:value-type="string">
            <text:p>tuta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date" office:date-value="2024-11-23" calcext:value-type="date">
            <text:p>23.11.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t maaş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date" office:date-value="2024-02-12" calcext:value-type="date">
            <text:p>12.02.20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ektirik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24-02-20" calcext:value-type="date">
            <text:p>20.02.20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elefon faturası</text:p>
          </table:table-cell>
          <table:table-cell table:style-name="ce1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date" office:date-value="2024-06-15" calcext:value-type="date">
            <text:p>15.06.20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iyim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date" office:date-value="2024-08-31" calcext:value-type="date">
            <text:p>31.08.20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float" office:value="799" calcext:value-type="float">
            <text:p>7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1:23:44.343000000</meta:creation-date>
    <dc:date>2024-02-20T12:40:52.666000000</dc:date>
    <meta:editing-duration>PT1H17M8S</meta:editing-duration>
    <meta:editing-cycles>1</meta:editing-cycles>
    <meta:document-statistic meta:table-count="1" meta:cell-count="57" meta:object-count="0"/>
    <meta:generator>LibreOffice/7.4.0.3$Windows_X86_64 LibreOffice_project/f85e47c08ddd19c015c0114a68350214f7066f5a</meta:generator>
  </office:meta>
</office:document-meta>
</file>